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ucida Grande" svg:font-family="'Lucida Grande', arial,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8pt" fo:letter-spacing="0.0102in" fo:font-style="normal" fo:font-weight="bold"/>
    </style:style>
    <style:style style:name="P2" style:family="paragraph" style:parent-style-name="Standard">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style:style>
    <style:style style:name="P3" style:family="paragraph" style:parent-style-name="Table_20_Contents">
      <style:text-properties fo:color="#333333" style:font-name="Consolas" fo:font-size="9pt"/>
    </style:style>
    <style:style style:name="P4" style:family="paragraph" style:parent-style-name="Table_20_Contents">
      <style:text-properties fo:color="#333333" style:font-name="Consolas" fo:font-size="9pt" officeooo:rsid="0014cd6a" officeooo:paragraph-rsid="0014cd6a"/>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44ad5" style:font-size-asian="10pt" style:font-size-complex="10pt"/>
    </style:style>
    <style:style style:name="P7"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4cd6a" style:font-size-asian="10pt" style:font-size-complex="10pt"/>
    </style:style>
    <style:style style:name="P8"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4cd6a" officeooo:paragraph-rsid="0014cd6a" style:font-size-asian="10pt" style:font-size-complex="10pt"/>
    </style:style>
    <style:style style:name="P9"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00" style:font-name="Courier New" fo:font-size="10pt" fo:letter-spacing="normal" fo:font-style="normal" fo:font-weight="normal" officeooo:rsid="001274ea" officeooo:paragraph-rsid="00144ad5" style:font-size-asian="10pt" style:font-size-complex="10pt"/>
    </style:style>
    <style:style style:name="P10"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8pt" fo:letter-spacing="0.0102in" fo:font-style="normal" fo:font-weight="bold"/>
    </style:style>
    <style:style style:name="P11"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style:style>
    <style:style style:name="P12"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274ea" style:font-size-asian="10pt" style:font-size-complex="10pt"/>
    </style:style>
    <style:style style:name="P13"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paragraph-rsid="001274ea" style:font-size-asian="10pt" style:font-size-complex="10pt"/>
    </style:style>
    <style:style style:name="T1" style:family="text">
      <style:text-properties style:font-name="Lucida Grande" fo:font-size="12pt"/>
    </style:style>
    <style:style style:name="T2" style:family="text">
      <style:text-properties fo:font-variant="normal" fo:text-transform="none" fo:color="#333333" style:text-line-through-style="none" style:text-line-through-type="none" style:font-name="Lucida Grande" fo:font-size="18pt" fo:letter-spacing="0.0102in" fo:font-style="normal" style:text-underline-style="none" fo:font-weight="bold" style:text-blinking="false" fo:padding="0in" fo:border="none"/>
    </style:style>
    <style:style style:name="T3" style:family="text">
      <style:text-properties fo:font-size="12pt" fo:letter-spacing="normal"/>
    </style:style>
    <style:style style:name="T4" style:family="text">
      <style:text-properties fo:font-size="12pt" fo:letter-spacing="normal" fo:font-weight="normal"/>
    </style:style>
    <style:style style:name="T5" style:family="text">
      <style:text-properties fo:color="#a71d5d"/>
    </style:style>
    <style:style style:name="T6" style:family="text">
      <style:text-properties fo:color="#795da3"/>
    </style:style>
    <style:style style:name="T7" style:family="text">
      <style:text-properties fo:color="#0086b3"/>
    </style:style>
    <style:style style:name="T8" style:family="text">
      <style:text-properties fo:color="#990000"/>
    </style:style>
    <style:style style:name="T9" style:family="text">
      <style:text-properties fo:color="#1d3e81"/>
    </style:style>
    <style:style style:name="T10" style:family="text">
      <style:text-properties fo:color="#006699" style:text-line-through-style="none" style:text-line-through-type="none" style:font-name="Lucida Grande" fo:font-size="12pt" style:text-underline-style="none" style:text-blinking="false"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theerlangelist.com/2014/01/why-elixir.html"><text:span text:style-name="T2">WHY ELIXIR?</text:span></text:a></text:h>
      <text:p text:style-name="P2">The problem I have with Erlang is that the language is somehow too simple, making it very hard to eliminate some frequent cases of boilerplate and structural duplication. Consequently, the resulting code gets a bit messy, being harder to write, analyze, and modify. After coding in Erlang for some time, I thought that functional programming is inferior to OO, when it comes to efficient code organization.</text:p>
      <text:p text:style-name="P2"/>
      <text:h text:style-name="P1" text:outline-level="2">What Elixir is (not)</text:h>
      <text:p text:style-name="P10"><text:span text:style-name="T3">Elixir is not Ruby for Erlang</text:span><text:span text:style-name="T4">. It is also not CoffeeScript, Clojure, C++ or something else for Erlang. Relationship between Elixir and Erlang is unique, with Elixir being often semantically very close to Erlang, but extending the original concept further by borrowing approaches from various other languages.</text:span></text:p>
      <text:p text:style-name="P11">So what is Elixir? To me, it is an Erlang-esque language with improved code organization capabilities.</text:p>
      <text:p text:style-name="P13"/>
      <text:p text:style-name="P13"><text:span text:style-name="T1">Ability to organize the code and to flush out duplication and boilerplate is in my opinion an important role of every programming language. If developers have to constantly duplicate some code structure without being able to eliminate this duplication reasonably easy, then the language doesn't succeed when it comes to code organization. It is in this department where Elixir improves on Erlang, by providing additional tools to organize the code, making developers more efficient in writing production-ready, maintainable code.</text:span></text:p>
      <text:p text:style-name="P13"/>
      <text:p text:style-name="P6">-<text:span text:style-name="T5">module</text:span>(<text:span text:style-name="T6">an_actor</text:span>).</text:p>
      <text:p text:style-name="P6">-<text:span text:style-name="T5">behaviour</text:span>(<text:span text:style-name="T6">gen_server</text:span>).</text:p>
      <text:p text:style-name="P6">-<text:span text:style-name="T5">export</text:span>([</text:p>
      <text:p text:style-name="P6"><text:tab/><text:span text:style-name="T6">start_link</text:span>/<text:span text:style-name="T7">0</text:span>, <text:span text:style-name="T6">sum</text:span>/<text:span text:style-name="T7">3</text:span>,</text:p>
      <text:p text:style-name="P6"><text:tab/><text:span text:style-name="T6">init</text:span>/<text:span text:style-name="T7">1</text:span>, <text:span text:style-name="T6">handle_call</text:span>/<text:span text:style-name="T7">3</text:span>, <text:span text:style-name="T6">handle_cast</text:span>/<text:span text:style-name="T7">2</text:span>, <text:span text:style-name="T6">handle_info</text:span>/<text:span text:style-name="T7">2</text:span>, <text:span text:style-name="T6">terminate</text:span>/<text:span text:style-name="T7">2</text:span>, <text:span text:style-name="T6">code_change</text:span>/<text:span text:style-name="T7">3</text:span></text:p>
      <text:p text:style-name="P9">]).</text:p>
      <text:p text:style-name="P9"/>
      <text:p text:style-name="P7"><text:span text:style-name="T6">start_link</text:span>() <text:span text:style-name="T5">-&gt;</text:span> <text:span text:style-name="T6">gen_server</text:span>:<text:span text:style-name="T6">start_link</text:span>(<text:span text:style-name="T5">?</text:span><text:span text:style-name="T6">MODULE</text:span>, [], []).</text:p>
      <text:p text:style-name="P7"/>
      <text:p text:style-name="P7"><text:span text:style-name="T6">init</text:span>(<text:span text:style-name="T9">_</text:span>) <text:span text:style-name="T5">-&gt;</text:span> {<text:span text:style-name="T7">ok</text:span>, <text:span text:style-name="T7">undefined</text:span>}.</text:p>
      <text:p text:style-name="P7"/>
      <text:p text:style-name="P7"><text:span text:style-name="T6">handle_call</text:span>(_Request, _From, State) <text:span text:style-name="T5">-&gt;</text:span> {<text:span text:style-name="T7">reply</text:span>, <text:span text:style-name="T7">error</text:span>, State}.</text:p>
      <text:p text:style-name="P8"><text:span text:style-name="T6">handle_cast</text:span>(_Msg, State) <text:span text:style-name="T5">-&gt;</text:span> {<text:span text:style-name="T7">noreply</text:span>, State}.</text:p>
      <text:p text:style-name="P8"><text:span text:style-name="T6">handle_info</text:span>(_Info, State) <text:span text:style-name="T5">-&gt;</text:span> {<text:span text:style-name="T7">noreply</text:span>, State}.</text:p>
      <text:p text:style-name="P8"><text:span text:style-name="T6">terminate</text:span>(_Reason, _State) <text:span text:style-name="T5">-&gt;</text:span> <text:span text:style-name="T7">ok</text:span>.</text:p>
      <text:p text:style-name="P8"><text:span text:style-name="T6">code_change</text:span>(_OldVsn, State, _Extra) <text:span text:style-name="T5">-&gt;</text:span> {<text:span text:style-name="T7">ok</text:span>, Stat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ucida Grande" svg:font-family="'Lucida Grande', arial,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11T12:10:48.605800613</meta:creation-date>
    <meta:generator>LibreOffice/4.2.7.2$Linux_X86_64 LibreOffice_project/420m0$Build-2</meta:generator>
    <dc:date>2015-01-11T12:36:03.586945655</dc:date>
    <dc:creator>beatka </dc:creator>
    <meta:editing-duration>PT17M41S</meta:editing-duration>
    <meta:editing-cycles>4</meta:editing-cycles>
    <meta:document-statistic meta:table-count="0" meta:image-count="0" meta:object-count="0" meta:page-count="1" meta:paragraph-count="19" meta:word-count="262" meta:character-count="1848" meta:non-whitespace-character-count="1603"/>
  </office:meta>
</office:document-meta>
</file>